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MRoman10" svg:font-family="LMRoman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MRoman10" fo:font-size="15pt" officeooo:paragraph-rsid="000f39b4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LMRoman10" fo:font-size="15pt" officeooo:paragraph-rsid="00105927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LMRoman10" fo:font-size="15pt" officeooo:paragraph-rsid="001100a5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LMRoman10" fo:font-size="15pt" officeooo:paragraph-rsid="0014eb39" style:font-size-asian="15pt" style:font-size-complex="15pt"/>
    </style:style>
    <style:style style:name="P5" style:family="paragraph" style:parent-style-name="Standard">
      <style:paragraph-properties fo:text-align="end" style:justify-single-word="false"/>
      <style:text-properties style:font-name="LMRoman10" fo:font-size="14pt" officeooo:paragraph-rsid="0014eb39" style:font-size-asian="14pt" style:font-size-complex="14pt"/>
    </style:style>
    <style:style style:name="T1" style:family="text">
      <style:text-properties officeooo:rsid="000f39b4"/>
    </style:style>
    <style:style style:name="T2" style:family="text">
      <style:text-properties fo:font-size="12pt" officeooo:rsid="00105927" style:font-size-asian="10.5pt" style:font-size-complex="12pt"/>
    </style:style>
    <style:style style:name="T3" style:family="text">
      <style:text-properties fo:font-size="12pt" officeooo:rsid="001100a5" style:font-size-asian="10.5pt" style:font-size-complex="12pt"/>
    </style:style>
    <style:style style:name="T4" style:family="text">
      <style:text-properties fo:font-size="12pt" officeooo:rsid="0014eb39" style:font-size-asian="10.5pt" style:font-size-complex="12pt"/>
    </style:style>
    <style:style style:name="T5" style:family="text">
      <style:text-properties fo:font-size="12pt" officeooo:rsid="000f39b4" style:font-size-asian="12pt" style:font-size-complex="12pt"/>
    </style:style>
    <style:style style:name="T6" style:family="text">
      <style:text-properties fo:font-size="12pt" officeooo:rsid="00105927" style:font-size-asian="12pt" style:font-size-complex="12pt"/>
    </style:style>
    <style:style style:name="T7" style:family="text">
      <style:text-properties fo:font-size="12pt" officeooo:rsid="001100a5" style:font-size-asian="12pt" style:font-size-complex="12pt"/>
    </style:style>
    <style:style style:name="T8" style:family="text">
      <style:text-properties fo:font-size="12pt" officeooo:rsid="0011d23b" style:font-size-asian="12pt" style:font-size-complex="12pt"/>
    </style:style>
    <style:style style:name="T9" style:family="text">
      <style:text-properties fo:font-size="12pt" officeooo:rsid="00139ab7" style:font-size-asian="12pt" style:font-size-complex="12pt"/>
    </style:style>
    <style:style style:name="T10" style:family="text">
      <style:text-properties fo:font-size="12pt" officeooo:rsid="0014eb39" style:font-size-asian="12pt" style:font-size-complex="12pt"/>
    </style:style>
    <style:style style:name="T11" style:family="text">
      <style:text-properties officeooo:rsid="0014e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kumentum-orientált adatbázisok</text:span></text:p>
      <text:p text:style-name="P1"><text:span text:style-name="T1"/></text:p>
      <text:p text:style-name="P1"><text:span text:style-name="T1"/></text:p>
      <text:p text:style-name="P3"><text:span text:style-name="T1"><text:tab/></text:span><text:span text:style-name="T2">A számítógépes adatbázisok használata a 21. századra mindennapossá váltak, </text:span><text:span text:style-name="T4">melynek köszönhetően</text:span><text:span text:style-name="T3"> nagy adatmennyiséget kell tudni tárolni, amelyben a felhasználók szeretnének keresni, kiegészíteni és törölni. A</text:span><text:span text:style-name="T4">z</text:span><text:span text:style-name="T3"> adatbázis-kezelő </text:span><text:span text:style-name="T2"><text:s/></text:span><text:span text:style-name="T3">rendszerek legismertebb és legelterjedtebb fajtája a relációs adatbázisok. </text:span></text:p>
      <text:p text:style-name="P3"><text:span text:style-name="T3"><text:tab/></text:span><text:span text:style-name="T5">A dolgozat </text:span><text:span text:style-name="T7">bemutatja</text:span><text:span text:style-name="T6"> a relációs rendszerek </text:span><text:span text:style-name="T7">előnyeit az alkalmazásfejlesztésben illetve rámutat azokra a hiányosságokra, amelyek miatt nem alkalmasak egy-egy probléma megoldására. Továbbá foglalkozik olyan </text:span><text:span text:style-name="T8">adattárolási lehetőségekkel</text:span><text:span text:style-name="T7">, amelyek szakítanak -a mára már klasszikusnak tartott- relációs </text:span><text:span text:style-name="T8">adatbázisok szabályaival</text:span><text:span text:style-name="T7">. </text:span><text:span text:style-name="T8">Ezeket a rendszereket szokás NoSQL adatbázisoknak nevezni. A NoSQL megoldások közül is, a dokumentum-orientált adatbázisokra helyezve a hangsúlyt.</text:span></text:p>
      <text:p text:style-name="P4"><text:span text:style-name="T8"><text:tab/>A dokumentum-orientált adatbázisokban megtalálható a relációs adatbázisok legtöbb előnye, emellett olyan problémákra is megoldást nyújtanak, mint például a flexibilis sorméretek, a vertikális-, horizontális skálázhatóság vagy a memória optimális kihasználása. A dolgozatban kettő NoSQL adatbázis kerül részletesen bemutatásra: az Apache CouchDB, és a MongoDB. </text:span><text:span text:style-name="T9">Ezeknek a rendszereknek a sikerességét jól jelzi, hogy már olyan cégek alkalmazzák őket, mint a Vodafone, a BBC vagy éppen a PayPal. </text:span></text:p>
      <text:p text:style-name="P4"><text:span text:style-name="T9">A NoSQL adatbázisok olyan problémák megoldásában </text:span><text:span text:style-name="T10">is</text:span><text:span text:style-name="T9"> segítséget nyújthatnak mint a földrajzi koordinátákban történő keresés, a bináris állományok tárolása </text:span><text:span text:style-name="T10">és a klaszterek támogatása.</text:span></text:p>
      <text:p text:style-name="P3"><text:span text:style-name="T9"><text:tab/>A dolgozatban bemutatásra kerül a foursquare helyalapú közösségi szolgáltatás, amely közel 8 millió felhasználóval rendelkezik, és MongoDB-t használ az adatok tárolására, ezáltal az egyik legnagyobb NoSQL megoldással működő szolgáltatások közé tartozva.</text:span></text:p>
      <text:p text:style-name="P3"><text:span text:style-name="T9"><text:tab/></text:span><text:span text:style-name="T10">A dokumentum-orientált adatbázisok megjelenésével sok cég leváltotta a korábban jól működő relációs adatbázis-kezelő rendszerét, azonban fontos megjegyezni, hogy amíg az alkalmazásfejlesztők nem ismerik a relációs rendszereket, illetve azok határait, addig nem érdemes váltani, ugyanis ez rendkívül költséges lehet.</text:span></text:p>
      <text:p text:style-name="P3"><text:span text:style-name="T8"><text:tab/></text:span></text:p>
      <text:p text:style-name="P3"><text:span text:style-name="T6"/></text:p>
      <text:p text:style-name="P5"><text:span text:style-name="T11">Oroszi Róbert</text:span></text:p>
      <text:p text:style-name="P2"><text:span text:style-name="T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MRoman10" svg:font-family="LMRoman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87cm" fo:margin-bottom="2cm" fo:margin-left="2.408cm" fo:margin-right="2.49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oce </meta:initial-creator>
    <meta:creation-date>2011-05-03T00:04:37</meta:creation-date>
    <meta:document-statistic meta:table-count="0" meta:image-count="0" meta:object-count="0" meta:page-count="1" meta:paragraph-count="10" meta:word-count="249" meta:character-count="2066"/>
    <dc:date>2011-05-03T01:35:10</dc:date>
    <dc:creator>oroce </dc:creator>
    <meta:editing-duration>PT00H12M12S</meta:editing-duration>
    <meta:editing-cycles>1</meta:editing-cycles>
    <meta:generator>OpenOffice.org/3.2$Unix OpenOffice.org_project/320m19$Build-9505</meta:generator>
  </office:meta>
</office:document-meta>
</file>